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text-properties fo:font-weight="bold" officeooo:rsid="0011e24f" officeooo:paragraph-rsid="0013b2f2" style:font-weight-asian="bold" style:font-weight-complex="bold"/>
    </style:style>
    <style:style style:name="P3" style:family="paragraph" style:parent-style-name="Standard">
      <style:paragraph-properties fo:text-align="justify" style:justify-single-word="false"/>
      <style:text-properties fo:font-weight="normal" officeooo:rsid="00172c21" officeooo:paragraph-rsid="0027bd64" style:font-weight-asian="normal" style:font-weight-complex="normal"/>
    </style:style>
    <style:style style:name="P4" style:family="paragraph" style:parent-style-name="Standard">
      <style:paragraph-properties fo:text-align="justify" style:justify-single-word="false"/>
      <style:text-properties fo:font-weight="normal" officeooo:rsid="00172c21" officeooo:paragraph-rsid="002a6a4a" style:font-weight-asian="normal" style:font-weight-complex="normal"/>
    </style:style>
    <style:style style:name="P5" style:family="paragraph" style:parent-style-name="Standard">
      <style:paragraph-properties fo:text-align="justify" style:justify-single-word="false"/>
      <style:text-properties fo:font-weight="normal" officeooo:rsid="001a08fa" officeooo:paragraph-rsid="001e68c4" style:font-weight-asian="normal" style:font-weight-complex="normal"/>
    </style:style>
    <style:style style:name="P6" style:family="paragraph" style:parent-style-name="Standard">
      <style:paragraph-properties fo:text-align="justify" style:justify-single-word="false"/>
      <style:text-properties fo:font-weight="normal" officeooo:rsid="0028a5a1" officeooo:paragraph-rsid="0028a5a1" style:font-weight-asian="normal" style:font-weight-complex="normal"/>
    </style:style>
    <style:style style:name="P7" style:family="paragraph" style:parent-style-name="Standard">
      <style:paragraph-properties fo:text-align="justify" style:justify-single-word="false"/>
      <style:text-properties fo:font-weight="normal" officeooo:rsid="0018551e" officeooo:paragraph-rsid="001b5b6a" style:font-weight-asian="normal" style:font-weight-complex="normal"/>
    </style:style>
    <style:style style:name="P8" style:family="paragraph" style:parent-style-name="Standard">
      <style:text-properties officeooo:rsid="001a08fa" officeooo:paragraph-rsid="001a08fa"/>
    </style:style>
    <style:style style:name="P9" style:family="paragraph" style:parent-style-name="Standard">
      <style:paragraph-properties fo:text-align="justify" style:justify-single-word="false"/>
      <style:text-properties officeooo:rsid="0012dc85" officeooo:paragraph-rsid="002b443b"/>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1e68c4" style:font-weight-asian="normal" style:font-weight-complex="normal"/>
    </style:style>
    <style:style style:name="T6" style:family="text">
      <style:text-properties fo:font-weight="normal" officeooo:rsid="0022d4d4" style:font-weight-asian="normal" style:font-weight-complex="normal"/>
    </style:style>
    <style:style style:name="T7" style:family="text">
      <style:text-properties fo:font-weight="normal" officeooo:rsid="002a2793" style:font-weight-asian="normal" style:font-weight-complex="normal"/>
    </style:style>
    <style:style style:name="T8" style:family="text">
      <style:text-properties fo:font-weight="normal" officeooo:rsid="002a6a4a" style:font-weight-asian="normal" style:font-weight-complex="normal"/>
    </style:style>
    <style:style style:name="T9" style:family="text">
      <style:text-properties fo:font-weight="normal" officeooo:rsid="002b443b" style:font-weight-asian="normal" style:font-weight-complex="normal"/>
    </style:style>
    <style:style style:name="T10" style:family="text">
      <style:text-properties fo:font-weight="normal" officeooo:rsid="002d0011" style:font-weight-asian="normal" style:font-weight-complex="normal"/>
    </style:style>
    <style:style style:name="T11" style:family="text">
      <style:text-properties fo:font-weight="normal" officeooo:rsid="002daa2c" style:font-weight-asian="normal" style:font-weight-complex="normal"/>
    </style:style>
    <style:style style:name="T12" style:family="text">
      <style:text-properties fo:font-weight="normal" officeooo:rsid="002e47b5" style:font-weight-asian="normal" style:font-weight-complex="normal"/>
    </style:style>
    <style:style style:name="T13" style:family="text">
      <style:text-properties fo:font-weight="normal" officeooo:rsid="0032cf43" style:font-weight-asian="normal" style:font-weight-complex="normal"/>
    </style:style>
    <style:style style:name="T14" style:family="text">
      <style:text-properties fo:font-weight="normal" officeooo:rsid="0033e102" style:font-weight-asian="normal" style:font-weight-complex="normal"/>
    </style:style>
    <style:style style:name="T15" style:family="text">
      <style:text-properties officeooo:rsid="001e68c4"/>
    </style:style>
    <style:style style:name="T16" style:family="text">
      <style:text-properties officeooo:rsid="00270cf1"/>
    </style:style>
    <style:style style:name="T17" style:family="text">
      <style:text-properties officeooo:rsid="0028569b"/>
    </style:style>
    <style:style style:name="T18" style:family="text">
      <style:text-properties officeooo:rsid="0030e40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5">editor</text:span>,</text:p>
      <text:p text:style-name="P2"/>
      <text:p text:style-name="P9">We are pleased to present an <text:span text:style-name="T15">original</text:span> research work entitled “<text:span text:style-name="T6">VSD-MOEA: A Dominance-Based Multi-Objective Evolutionary Algorithm with Explicit Variable Space Diversity Management</text:span>” by <text:span text:style-name="T2">Joel Chacón Castillo, Carlos Segura </text:span><text:span text:style-name="T6">and Carlos A. Coello Coello</text:span><text:span text:style-name="T1">. In this wor</text:span><text:span text:style-name="T8">k,</text:span><text:span text:style-name="T1"> </text:span><text:span text:style-name="T8">an innovative</text:span><text:span text:style-name="T4"> </text:span><text:span text:style-name="T2">tec</text:span><text:span text:style-name="T8">hnique </text:span><text:span text:style-name="T7">for</text:span><text:span text:style-name="T3"> the </text:span><text:span text:style-name="T6">multi-objective optimization </text:span><text:span text:style-name="T7">field -</text:span><text:span text:style-name="T2"> </text:span><text:span text:style-name="T8">called VSD-MOEA - is proposed</text:span><text:span text:style-name="T3">. </text:span><text:span text:style-name="T8">The first part of the paper </text:span><text:span text:style-name="T11">highlights</text:span><text:span text:style-name="T8"> the </text:span><text:span text:style-name="T14">important </text:span><text:span text:style-name="T8">differences </text:span><text:span text:style-name="T14">that have appeared </text:span><text:span text:style-name="T8">between the more successful single-objective and multi-objective </text:span><text:span text:style-name="T10">evolutionary </text:span><text:span text:style-name="T8">optimizers.</text:span><text:span text:style-name="T14"> Then, </text:span><text:span text:style-name="T8">these differences </text:span><text:span text:style-name="T14">are used to guide the design of </text:span><text:span text:style-name="T8">VSD-MOEA. </text:span><text:span text:style-name="T6">The </text:span><text:span text:style-name="T7">main </text:span><text:span text:style-name="T6">novelty of VSD-MOEA dwell in the </text:span><text:span text:style-name="T7">way of controlling the diversity. Particularly, it is the first </text:span><text:span text:style-name="T9">Multi-objective Evolutionary Algorithm (MOEA)</text:span><text:span text:style-name="T7"> that explicitly considers the diversity of the decision variable and objective space in a simultaneous way </text:span><text:span text:style-name="T8">by taking into account a</text:span><text:span text:style-name="T7"> dynamic approach to balance the importance of each </text:span><text:span text:style-name="T8">kind of diversity</text:span><text:span text:style-name="T7">. </text:span><text:span text:style-name="T9">This is done by reducing the importance granted to the diversity of decision variable space as the generations progress. </text:span><text:span text:style-name="T7">This </text:span><text:span text:style-name="T9">principle of design</text:span><text:span text:style-name="T7"> is incorporated in the </text:span><text:span text:style-name="T6">replacement phase. </text:span><text:span text:style-name="T7">Additionally, </text:span><text:span text:style-name="T6">a novel objective </text:span><text:span text:style-name="T13">space </text:span><text:span text:style-name="T6">density estimator </text:span><text:span text:style-name="T7">is designed</text:span><text:span text:style-name="T6">.</text:span><text:span text:style-name="T3"> </text:span><text:span text:style-name="T9">Note that th</text:span><text:span text:style-name="T13">e</text:span><text:span text:style-name="T9"> principle</text:span><text:span text:style-name="T7"> </text:span><text:span text:style-name="T13">of design studied in this paper </text:span><text:span text:style-name="T8">might be incorporated in MOEAs of different kinds. In this case, it </text:span><text:span text:style-name="T6">is incorporated </text:span><text:span text:style-name="T7">in</text:span><text:span text:style-name="T6">to a dominance-</text:span><text:span text:style-name="T7">based</text:span><text:span text:style-name="T6"> </text:span><text:span text:style-name="T8">approach</text:span><text:span text:style-name="T6">.</text:span></text:p>
      <text:p text:style-name="P6"/>
      <text:p text:style-name="P4"><text:span text:style-name="T15">Experimental validation is carried out with some of the most popular and widely used benchmarks. These problems are the WFG, DTLZ, and UF</text:span>. <text:span text:style-name="T16">In addition to our proposal, the well-known NSGA-II, MOEA/D and R2-EMOA are considered to perform a full validation. This comparison shows the clear advantages of the novel proposal put forth in this paper. In addition to comparing against the state of the art, some additional experiments are attached with the aim of gaining a clearer understanding of the specifics of VSD-MOEA. They include an analysis of scalability in the decision variables, parameterization analyses and some studies regarding the stopping criterion. The analyses are performed both in terms of hyper-volume and IGD+. Proper statistical tests are used to ensure the validity of the attained conclusions. Overall, the benefits of the proposal are quite clear with the most important benefits appearing in the most complex test functions. The paper consist of 12 pages and, in addition, a supplementary material is attached. It includes an explanatory video that allows to clearly visualize the differences between our methodology and the ones used by the state of the art.</text:span></text:p>
      <text:p text:style-name="P3"/>
      <text:p text:style-name="P5">The proposal is robust and quite innovate in the field. Moreover it fulfills the aims and scope of the journal so we consider it to be a good paper for the <text:span text:style-name="T17">IEEE Transactions on Cybernetics</text:span>. This manuscript has no been published and is no<text:span text:style-name="T17">t</text:span> under consideration for publication elsewhere. <text:span text:style-name="T18">Finally, we would like to note that the source code of VSD-MOEA is freely released with the aim of increasing the impact of this research.</text:span></text:p>
      <text:p text:style-name="P7"/>
      <text:p text:style-name="P8">Thank you for your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19-09-13T16:07:37.543890453</dc:date>
    <meta:editing-duration>PT2H20M2S</meta:editing-duration>
    <meta:editing-cycles>26</meta:editing-cycles>
    <meta:generator>LibreOffice/6.0.7.3$Linux_X86_64 LibreOffice_project/00m0$Build-3</meta:generator>
    <meta:document-statistic meta:table-count="0" meta:image-count="0" meta:object-count="0" meta:page-count="1" meta:paragraph-count="5" meta:word-count="471" meta:character-count="3038" meta:non-whitespace-character-count="2572"/>
  </office:meta>
</office:document-meta>
</file>